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A00006D2300004D08E4D93A14E3424FD3.wmf" manifest:media-type="image/x-wmf"/>
  <manifest:file-entry manifest:full-path="Pictures/10000000000000B3000000B422A7F8BE6963037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833cm" fo:margin-left="-0.079cm" table:align="left" style:writing-mode="lr-tb"/>
    </style:style>
    <style:style style:name="Tabela1.A" style:family="table-column">
      <style:table-column-properties style:column-width="15.8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none" style:writing-mode="lr-tb"/>
    </style:style>
    <style:style style:name="Tabela2" style:family="table">
      <style:table-properties style:width="10.973cm" table:align="center" style:writing-mode="lr-tb"/>
    </style:style>
    <style:style style:name="Tabela2.A" style:family="table-column">
      <style:table-column-properties style:column-width="10.97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line-height="150%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fo:margin-top="0.199cm" fo:margin-bottom="0cm" loext:contextual-spacing="false" fo:line-height="100%" fo:text-align="center" style:justify-single-word="false">
        <style:tab-stops>
          <style:tab-stop style:position="23.627cm"/>
          <style:tab-stop style:position="23.971cm"/>
        </style:tab-stops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.199cm" fo:margin-bottom="0cm" loext:contextual-spacing="false" fo:line-height="100%" fo:text-align="center" style:justify-single-word="false">
        <style:tab-stops>
          <style:tab-stop style:position="23.627cm"/>
          <style:tab-stop style:position="23.971cm"/>
        </style:tab-stops>
      </style:paragraph-properties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15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style:font-name-asian="Times New Roman" style:font-size-asian="10pt" style:language-asian="pt" style:country-asian="BR" style:font-name-complex="Arial" style:font-size-complex="10pt"/>
    </style:style>
    <style:style style:name="P17" style:family="paragraph" style:parent-style-name="Normal_20__28_Web_29_">
      <style:paragraph-properties fo:margin-left="0.751cm" fo:margin-right="0cm" fo:margin-top="0.079cm" fo:margin-bottom="0.079cm" loext:contextual-spacing="false" fo:line-height="90%" fo:text-align="justify" style:justify-single-word="false" fo:text-indent="0cm" style:auto-text-indent="false"/>
    </style:style>
    <style:style style:name="P18" style:family="paragraph" style:parent-style-name="Parágrafo_20_da_20_Lista" style:list-style-name="WW8Num1">
      <style:paragraph-properties fo:margin-top="0cm" fo:margin-bottom="0cm" loext:contextual-spacing="false" fo:text-align="justify" style:justify-single-word="false"/>
      <style:text-properties style:font-name="Arial" fo:font-size="8pt" style:font-size-asian="8pt" style:font-name-complex="Arial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 style:master-page-name="Standard">
      <style:paragraph-properties fo:margin-top="0cm" fo:margin-bottom="0.199cm" loext:contextual-spacing="false" style:page-number="auto">
        <style:tab-stops>
          <style:tab-stop style:position="2.011cm"/>
        </style:tab-stops>
      </style:paragraph-properties>
      <style:text-properties fo:font-weight="bold" style:font-weight-asian="bold"/>
    </style:style>
    <style:style style:name="P21" style:family="paragraph" style:parent-style-name="Normal_20__28_Web_29_" style:list-style-name="WW8Num1">
      <style:paragraph-properties fo:margin-top="0.079cm" fo:margin-bottom="0.079cm" loext:contextual-spacing="false" fo:line-height="90%" fo:text-align="justify" style:justify-single-word="false"/>
      <style:text-properties style:font-name="Arial" fo:font-size="8pt" style:font-size-asian="8pt" style:font-name-complex="Arial" style:font-size-complex="8pt"/>
    </style:style>
    <style:style style:name="P22" style:family="paragraph">
      <style:paragraph-properties fo:text-align="center"/>
    </style:style>
    <style:style style:name="T1" style:family="text">
      <style:text-properties fo:font-size="12pt" style:font-name-asian="Arial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name-asian="Times New Roman" style:font-size-asian="8pt" style:language-asian="pt" style:country-asian="BR" style:font-size-complex="8pt" style:font-weight-complex="bold"/>
    </style:style>
    <style:style style:name="T4" style:family="text">
      <style:text-properties fo:font-size="10pt" style:font-size-asian="10pt" style:font-name-complex="Calibri" style:font-size-complex="10pt"/>
    </style:style>
    <style:style style:name="T5" style:family="text">
      <style:text-properties style:font-name="Arial" fo:font-size="12pt" style:font-name-asian="Arial" style:font-size-asian="12pt" style:font-name-complex="Arial" style:font-size-complex="12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letter-spacing="-0.007cm"/>
    </style:style>
    <style:style style:name="T8" style:family="text">
      <style:text-properties fo:letter-spacing="-0.007cm" style:font-name-asian="Times New Roman" style:language-asian="pt" style:country-asian="BR"/>
    </style:style>
    <style:style style:name="T9" style:family="text">
      <style:text-properties fo:letter-spacing="-0.007cm" fo:font-style="italic" style:font-name-asian="Times New Roman" style:language-asian="pt" style:country-asian="BR" style:font-style-asian="italic" style:font-style-complex="italic"/>
    </style:style>
    <style:style style:name="T10" style:family="text">
      <style:text-properties fo:letter-spacing="-0.007cm" fo:font-weight="bold" style:font-name-asian="Times New Roman" style:language-asian="pt" style:country-asian="BR" style:font-weight-asian="bold" style:font-weight-complex="bold"/>
    </style:style>
    <style:style style:name="T11" style:family="text">
      <style:text-properties style:font-name-asian="Times New Roman" style:language-asian="pt" style:country-asian="B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3" draw:style-name="gr1" draw:text-style-name="P22" svg:x1="0cm" svg:y1="14.85cm" svg:x2="0.701cm" svg:y2="14.85cm">
        <text:p/>
      </draw:line>
      <text:p text:style-name="P20"><text:span text:style-name="T4"><text:s text:c="70"/></text:span><text:span text:style-name="T5"><text:s text:c="60"/></text:span></text:p>
      <text:p text:style-name="P13"><text:span text:style-name="T2"><text:s text:c="102"/></text:span><text:span text:style-name="T6"><text:s/></text:span></text:p>
      <text:p text:style-name="P3">DECLARAÇÃO DE SEPARAÇÃO DE FATO PARA EFEITO DE COMPOSIÇÃO DO GRUPO FAMILIAR </text:p>
      <text:p text:style-name="P6"/>
      <text:p text:style-name="P6">Nome do Requerente:_______________________________________________________________</text:p>
      <text:p text:style-name="P6">CPF:__________________________</text:p>
      <text:p text:style-name="P6">Endereço:__________________________________________________________________________________________________________________________________________________________</text:p>
      <text:p text:style-name="P6">Declaro que estou separado/a de fato do Sr/Sra. __________________________________________</text:p>
      <text:p text:style-name="P6">__________________________________________________ nascido/a em: _____/_____/______ e</text:p>
      <text:p text:style-name="P5">( <text:s/>) <text:s/>que não recebo pensão de alimentos, ou</text:p>
      <text:p text:style-name="P5">( <text:s/>) que recebo pensão de alimentos no valor de R$ ______________mensais.</text:p>
      <text:p text:style-name="P5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6">Pela presente  declaro, ainda, serem  completas  e  verdadeiras as informações  acima  expostas, estando ciente das penalidades previstas nos artigos 171 e 299 do Código Penal Brasileiro. </text:p>
          </table:table-cell>
        </table:table-row>
      </table:table>
      <text:p text:style-name="P7"/>
      <text:p text:style-name="P8">Local:_______________________________________________________ Data:____/_____/_____</text:p>
      <text:p text:style-name="P9"><text:s text:c="26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8">___________________________________________ <text:s text:c="33"/>Assinatura-declarante </text:p>
          </table:table-cell>
        </table:table-row>
      </table:table>
      <text:p text:style-name="P10"/>
      <text:p text:style-name="P11">Esclarecimentos:</text:p>
      <text:list xml:id="list9037946797535154712" text:style-name="WW8Num1">
        <text:list-item>
          <text:p text:style-name="P21">Esta declaração deverá ser apresentada junto com o requerimento do Benefício de Prestação Continuada da Assistência Social – BPC, nos casos em que o requerente declarar estar separado de fato de seu cônjuge com quem ainda permaneça legalmente casado.</text:p>
        </text:list-item>
        <text:list-item>
          <text:p text:style-name="P18"><text:span text:style-name="T7">O artigo 4º, inciso </text:span><text:span text:style-name="T8">V,  do Regulamento do Benefício de Prestação Continuada, aprovado pelo Decreto nº 6.214/2007, e alterações posteriores, estabelece que a família para cálculo da renda mensal familiar</text:span><text:span text:style-name="T9"> </text:span><text:span text:style-name="T10">per capita</text:span><text:span text:style-name="T8"> é o </text:span><text:span text:style-name="T11">conjunto de pessoas composto pelo requerente, o cônjuge, o companheiro, a companheira, os pais e, na ausência de um deles, a madrasta ou o padrasto, os irmãos solteiros, os filhos e enteados solteiros e os menores tutelados, desde que vivam sob o mesmo teto</text:span><text:span text:style-name="T8">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Rodapé_20_Char" style:display-name="Rodapé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fo:text-indent="-0.635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MP3" style:family="paragraph" style:parent-style-name="Standard">
      <style:paragraph-properties fo:margin-top="0.199cm" fo:margin-bottom="0cm" loext:contextual-spacing="false" fo:line-height="100%" fo:text-align="center" style:justify-single-word="false">
        <style:tab-stops>
          <style:tab-stop style:position="23.627cm"/>
          <style:tab-stop style:position="23.971cm"/>
        </style:tab-stops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MP4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MP5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MP6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style:font-name="Arial" fo:font-weight="bold" style:font-weight-asian="bold" style:font-name-complex="Arial"/>
    </style:style>
    <style:style style:name="MT1" style:family="text">
      <style:text-properties fo:font-size="12pt" style:font-name-asian="Arial" style:font-size-asian="12pt" style:font-size-complex="12pt"/>
    </style:style>
    <style:style style:name="MT2" style:family="text">
      <style:text-properties fo:font-size="8pt" style:font-name-asian="Times New Roman" style:font-size-asian="8pt" style:language-asian="pt" style:country-asian="BR" style:font-size-complex="8pt" style:font-weight-complex="bold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M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27cm" fo:margin-left="2.752cm" fo:margin-right="2.24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4cm" fo:margin-left="0cm" fo:margin-right="0cm" fo:margin-bottom="1.145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44cm" fo:margin-bottom="2.501cm" fo:margin-left="2.752cm" fo:margin-right="2.24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char" svg:x="0.563cm" svg:y="0.316cm" svg:width="5.032cm" svg:height="2.346cm" draw:z-index="0"><draw:image xlink:href="Pictures/2000000A00006D2300004D08E4D93A14E3424FD3.wmf" xlink:type="simple" xlink:show="embed" xlink:actuate="onLoad"/></draw:frame><draw:frame draw:style-name="Mfr2" draw:name="Quadro1" text:anchor-type="char" svg:x="9.938cm" svg:y="-0.217cm" svg:width="7.641cm" svg:height="2.933cm" draw:z-index="1"><draw:text-box><text:p text:style-name="MP2"><draw:frame draw:style-name="Mfr3" draw:name="figuras1" text:anchor-type="as-char" svg:width="2.074cm" svg:height="1.723cm" draw:z-index="2"><draw:image xlink:href="Pictures/10000000000000B3000000B422A7F8BE69630375.jpg" xlink:type="simple" xlink:show="embed" xlink:actuate="onLoad"/></draw:frame></text:p><text:p text:style-name="MP3">MINISTÉRIO DO DESENVOLVIMENTO SOCIAL E COMBATE A FOME</text:p><text:p text:style-name="MP4">SECRETARIA NACIONAL DE ASSISTÊNCIA SOCIAL</text:p></draw:text-box></draw:frame></text:p>
        <text:p text:style-name="Header"/>
        <text:p text:style-name="Header"/>
        <text:p text:style-name="MP5"/>
        <text:p text:style-name="MP5">ANEXO I </text:p>
        <text:p text:style-name="MP6"><text:span text:style-name="MT1"><text:s/></text:span><text:span text:style-name="MT2">PORTARIA CONJUNTA MDS/MPS/INSS Nº 2, DE 19 DE SETEMBRO DE 2014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VIDÊNCIA SOCIAL</dc:title>
    <meta:initial-creator>Marinete</meta:initial-creator>
    <meta:creation-date>2015-05-26T14:20:00</meta:creation-date>
    <dc:creator>Douglas Rodrigues de Almeida</dc:creator>
    <dc:date>2016-07-26T21:40:40.229000000</dc:date>
    <meta:print-date>2015-05-14T10:32:00</meta:print-date>
    <meta:editing-cycles>3</meta:editing-cycles>
    <meta:editing-duration>P2171DT9H34M46S</meta:editing-duration>
    <meta:generator>LibreOffice/5.1.0.3$Windows_X86_64 LibreOffice_project/5e3e00a007d9b3b6efb6797a8b8e57b51ab1f737</meta:generator>
    <meta:document-statistic meta:table-count="2" meta:image-count="2" meta:object-count="0" meta:page-count="1" meta:paragraph-count="22" meta:word-count="227" meta:character-count="2183" meta:non-whitespace-character-count="1668"/>
    <meta:user-defined meta:name="Versão">1.0</meta:user-defined>
  </office:meta>
</office:document-meta>
</file>